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E0000001541D1F73C8D4D6AAB.png" manifest:media-type="image/png"/>
  <manifest:file-entry manifest:full-path="Pictures/10000001000001D600000016925647181015952E.png" manifest:media-type="image/png"/>
  <manifest:file-entry manifest:full-path="Pictures/10000001000001FD00000017E10F15758897E5DE.png" manifest:media-type="image/png"/>
  <manifest:file-entry manifest:full-path="Pictures/10000001000001C100000018B044A1A40395A1D8.png" manifest:media-type="image/png"/>
  <manifest:file-entry manifest:full-path="Pictures/10000001000001C00000001699C59D8274F92EF3.png" manifest:media-type="image/png"/>
  <manifest:file-entry manifest:full-path="Pictures/10000001000001A40000001638495549DACA5087.png" manifest:media-type="image/png"/>
  <manifest:file-entry manifest:full-path="Pictures/100000010000019900000013204034BBB2CF66DB.png" manifest:media-type="image/png"/>
  <manifest:file-entry manifest:full-path="Pictures/10000001000001CC00000016270983E8EF51B3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1" fo:font-size="12pt" fo:font-weight="bold" officeooo:paragraph-rsid="0013f1eb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1" fo:font-size="12pt" fo:language="en" fo:country="US" officeooo:rsid="0007a64a" officeooo:paragraph-rsid="0013f1e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fo:language="en" fo:country="US" officeooo:rsid="0007a64a" officeooo:paragraph-rsid="0013f1eb" style:font-size-asian="12pt" style:font-size-complex="12pt"/>
    </style:style>
    <style:style style:name="P4" style:family="paragraph" style:parent-style-name="Standard">
      <style:text-properties style:font-name="Times New Roman1" fo:font-size="12pt" style:text-underline-style="none" officeooo:paragraph-rsid="0013f1eb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1" fo:font-size="12pt" style:text-underline-style="none" officeooo:paragraph-rsid="001582b2" style:font-size-asian="12pt" style:font-size-complex="12pt"/>
    </style:style>
    <style:style style:name="P6" style:family="paragraph" style:parent-style-name="Standard">
      <style:text-properties style:font-name="Times New Roman1" fo:font-size="12pt" style:text-underline-style="none" fo:font-weight="normal" officeooo:paragraph-rsid="0013f1e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1" fo:font-size="12pt" style:text-underline-style="none" fo:font-weight="normal" officeooo:paragraph-rsid="001582b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1" fo:font-size="12pt" officeooo:paragraph-rsid="0013f1eb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officeooo:paragraph-rsid="0013f1eb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1" fo:font-size="12pt" officeooo:paragraph-rsid="00154af4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2pt" fo:font-style="normal" officeooo:paragraph-rsid="0013f1eb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1" fo:font-size="12pt" fo:font-style="normal" style:text-underline-style="none" fo:font-weight="bold" officeooo:paragraph-rsid="00154af4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top="0cm" fo:margin-bottom="0cm" style:contextual-spacing="false"/>
      <style:text-properties fo:font-size="12pt" officeooo:paragraph-rsid="001582b2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/>
      <style:text-properties fo:font-size="12pt" fo:font-weight="bold" officeooo:paragraph-rsid="001582b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fo:font-size="12pt" fo:font-weight="normal" officeooo:paragraph-rsid="001582b2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097cm" style:contextual-spacing="false" fo:text-align="center" style:justify-single-word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13f1eb" style:font-size-asian="12pt" style:font-size-complex="12pt"/>
    </style:style>
    <style:style style:name="P1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13f1eb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1" fo:font-size="12pt" fo:letter-spacing="normal" fo:language="en" fo:country="US" fo:font-style="normal" fo:font-weight="bold" officeooo:rsid="0007a64a" officeooo:paragraph-rsid="0013f1eb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officeooo:rsid="0007a64a" officeooo:paragraph-rsid="0013f1eb" style:font-size-asian="12pt" style:font-size-complex="12pt"/>
    </style:style>
    <style:style style:name="P20" style:family="paragraph" style:parent-style-name="Text_20_body">
      <style:paragraph-properties fo:margin-left="0cm" fo:margin-right="0cm" fo:margin-top="0.101cm" fo:margin-bottom="0.399cm" style:contextual-spacing="false" fo:text-align="end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officeooo:rsid="0007a64a" officeooo:paragraph-rsid="0013f1eb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200%" fo:text-align="end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officeooo:rsid="0007a64a" officeooo:paragraph-rsid="0013f1eb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officeooo:rsid="0007a64a" officeooo:paragraph-rsid="0013f1eb" style:font-size-asian="12pt" style:font-size-complex="12pt"/>
    </style:style>
    <style:style style:name="P23" style:family="paragraph" style:parent-style-name="Text_20_body">
      <style:paragraph-properties fo:text-align="center" style:justify-single-word="false"/>
      <style:text-properties style:font-name="Times New Roman1" fo:font-size="12pt" officeooo:paragraph-rsid="0013f1eb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2pt" officeooo:paragraph-rsid="0013f1eb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  <style:text-properties style:font-name="Times New Roman1" fo:font-size="12pt" officeooo:paragraph-rsid="0013f1eb" style:font-size-asian="12pt" style:font-size-complex="12pt"/>
    </style:style>
    <style:style style:name="T1" style:family="text">
      <style:text-properties fo:font-variant="normal" fo:text-transform="none" fo:color="#000000" loext:opacity="100%" fo:letter-spacing="normal" fo:language="en" fo:country="US" fo:font-style="normal" fo:font-weight="bold" officeooo:rsid="0007a64a" style:font-weight-asian="bold" style:font-weight-complex="bold"/>
    </style:style>
    <style:style style:name="T2" style:family="text">
      <style:text-properties fo:font-variant="normal" fo:text-transform="none" fo:color="#000000" loext:opacity="100%" fo:letter-spacing="normal" fo:language="en" fo:country="US" fo:font-style="normal" fo:font-weight="bold" officeooo:rsid="0013f1eb" style:font-weight-asian="bold" style:font-weight-complex="bold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07a64a"/>
    </style:style>
    <style:style style:name="T4" style:family="text">
      <style:text-properties fo:font-variant="normal" fo:text-transform="none" fo:color="#000000" loext:opacity="100%" fo:letter-spacing="normal" fo:language="en" fo:country="US" fo:font-style="normal" fo:font-weight="normal" officeooo:rsid="0009e3a4"/>
    </style:style>
    <style:style style:name="T5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language="ru" fo:country="RU" fo:font-style="normal" fo:font-weight="normal" officeooo:rsid="0009e3a4"/>
    </style:style>
    <style:style style:name="T8" style:family="text">
      <style:text-properties fo:font-variant="normal" fo:text-transform="none" fo:letter-spacing="normal" fo:font-style="normal" style:font-name-complex="Times New Roman2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language="en" fo:country="US" officeooo:rsid="0013f1eb" style:font-name-complex="Times New Roman2"/>
    </style:style>
    <style:style style:name="T12" style:family="text">
      <style:text-properties fo:language="en" fo:country="US" officeooo:rsid="00154af4" style:font-name-complex="Times New Roman2"/>
    </style:style>
    <style:style style:name="T13" style:family="text">
      <style:text-properties fo:language="en" fo:country="US" fo:font-style="italic" officeooo:rsid="0013f1eb" style:font-style-asian="italic" style:font-name-complex="Times New Roman2"/>
    </style:style>
    <style:style style:name="T14" style:family="text">
      <style:text-properties fo:language="en" fo:country="US" fo:font-weight="bold" officeooo:rsid="0013f1eb" style:font-weight-asian="bold" style:font-name-complex="Times New Roman2"/>
    </style:style>
    <style:style style:name="T15" style:family="text">
      <style:text-properties fo:font-size="14pt" fo:language="en" fo:country="US" officeooo:rsid="0013f1eb" style:font-size-asian="14pt" style:font-name-complex="Times New Roman2" style:font-size-complex="10pt"/>
    </style:style>
    <style:style style:name="T16" style:family="text">
      <style:text-properties style:font-name="Times New Roman1" fo:font-size="14pt" fo:language="en" fo:country="US" style:text-underline-style="solid" style:text-underline-width="auto" style:text-underline-color="font-color" fo:font-weight="bold" officeooo:rsid="0013f1eb" style:font-size-asian="14pt" style:font-weight-asian="bold" style:font-name-complex="Times New Roman2" style:font-size-complex="10pt"/>
    </style:style>
    <style:style style:name="T17" style:family="text">
      <style:text-properties style:font-name="Times New Roman1" fo:font-size="14pt" fo:language="en" fo:country="US" style:text-underline-style="solid" style:text-underline-width="auto" style:text-underline-color="font-color" officeooo:rsid="0013f1eb" style:font-size-asian="14pt" style:font-name-complex="Times New Roman2" style:font-size-complex="10pt"/>
    </style:style>
    <style:style style:name="T18" style:family="text">
      <style:text-properties style:font-name="Times New Roman1" fo:font-size="14pt" fo:language="en" fo:country="US" officeooo:rsid="0013f1eb" style:font-size-asian="14pt" style:font-name-complex="Times New Roman2" style:font-size-complex="10pt"/>
    </style:style>
    <style:style style:name="T19" style:family="text">
      <style:text-properties style:font-name="Times New Roman1" fo:font-size="14pt" fo:language="en" fo:country="US" fo:font-weight="bold" officeooo:rsid="0013f1eb" style:font-size-asian="14pt" style:font-weight-asian="bold" style:font-name-complex="Times New Roman2" style:font-size-complex="10pt"/>
    </style:style>
    <style:style style:name="T20" style:family="text">
      <style:text-properties style:font-name="Times New Roman1" fo:language="en" fo:country="US" fo:font-weight="bold" officeooo:rsid="0013f1eb" style:font-weight-asian="bold" style:font-name-complex="Times New Roman2"/>
    </style:style>
    <style:style style:name="T21" style:family="text">
      <style:text-properties style:font-name="Times New Roman1" fo:language="en" fo:country="US" officeooo:rsid="0013f1eb" style:font-name-complex="Times New Roman2"/>
    </style:style>
    <style:style style:name="T22" style:family="text">
      <style:text-properties style:font-name="Times New Roman1" fo:language="en" fo:country="US" officeooo:rsid="00154af4" style:font-name-complex="Times New Roman2"/>
    </style:style>
    <style:style style:name="T23" style:family="text">
      <style:text-properties style:font-name="Times New Roman1" fo:language="en" fo:country="US" officeooo:rsid="001582b2" style:font-name-complex="Times New Roman2"/>
    </style:style>
    <style:style style:name="T24" style:family="text">
      <style:text-properties style:font-name="Times New Roman1" fo:language="en" fo:country="US" fo:font-style="italic" officeooo:rsid="0013f1eb" style:font-style-asian="italic" style:font-name-complex="Times New Roman2"/>
    </style:style>
    <style:style style:name="T25" style:family="text">
      <style:text-properties style:font-name-complex="Times New Roman2"/>
    </style:style>
    <style:style style:name="T26" style:family="text">
      <style:text-properties fo:font-weight="bold" style:font-weight-asian="bold" style:font-name-complex="Times New Roman2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name-complex="Times New Roman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Санкт-Петербургский политехнический университет Петра Великого Кафедра компьютерных систем и программных технологий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18"/>
      <text:p text:style-name="P23"><text:span text:style-name="T1">Отчёт по лабораторной работе </text:span><text:span text:style-name="T5">№</text:span><text:span text:style-name="T2">2</text:span><text:span text:style-name="T10"> </text:span></text:p>
      <text:p text:style-name="P17">Дисциплина: Низкоуровневое программирование</text:p>
      <text:p text:style-name="P24"><text:span text:style-name="T6">Тема: Программирование на Edsac</text:span><text:span text:style-name="T9"> 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p text:style-name="P25"><text:span text:style-name="T3">Выполнил студент гр. 3530901/10005 </text:span><text:span text:style-name="T4">____________ </text:span><text:span text:style-name="T7">Кашин В.А</text:span><text:span text:style-name="T3">. </text:span></text:p>
      <text:p text:style-name="P20">(подпись) <text:s text:c="26"/></text:p>
      <text:p text:style-name="P25"><text:span text:style-name="T3"><text:s/>Преподаватель </text:span><text:span text:style-name="T4">___________ </text:span><text:span text:style-name="T3">Коренев Д. А</text:span><text:span text:style-name="T7">.</text:span><text:span text:style-name="T3"> </text:span></text:p>
      <text:p text:style-name="P21"><text:s/>(подпись) <text:s text:c="26"/></text:p>
      <text:p text:style-name="P21"><text:s text:c="27"/>“___”_____________ 2022 г.</text:p>
      <text:p text:style-name="P22"><text:s/></text:p>
      <text:p text:style-name="P22"/>
      <text:p text:style-name="P22"/>
      <text:p text:style-name="P22">Санкт-Петербург </text:p>
      <text:p text:style-name="P22">2022</text:p>
      <text:p text:style-name="P22"/>
      <text:p text:style-name="P1"><text:span text:style-name="T25"/></text:p>
      <text:p text:style-name="P1"><text:span text:style-name="T25"/></text:p>
      <text:p text:style-name="P1"><text:soft-page-break/><text:span text:style-name="T25">Вариант задания – </text:span><text:span text:style-name="T11">3</text:span><text:span text:style-name="T25">: </text:span><text:span text:style-name="T8">Сортировка обменом массива чисел in-place.</text:span><text:span text:style-name="T25"> </text:span></text:p>
      <text:p text:style-name="P22"/>
      <text:p text:style-name="P4"><text:span text:style-name="T26">Initial Orders 1</text:span></text:p>
      <text:p text:style-name="P6"><text:span text:style-name="T25">[Сортировка обменом массива чисел in-place. 110-113]</text:span></text:p>
      <text:p text:style-name="P6"><text:span text:style-name="T25">[31] T 114 S [КОНЕЦ ПРОГРАММЫ <text:s/>+ 1]</text:span></text:p>
      <text:p text:style-name="P6"><text:span text:style-name="T25">[32] T 0 S [ACC = 0]</text:span></text:p>
      <text:p text:style-name="P6"><text:span text:style-name="T25"/></text:p>
      <text:p text:style-name="P6"><text:span text:style-name="T25">[33] A 108 S [LENGTH]</text:span></text:p>
      <text:p text:style-name="P6"><text:span text:style-name="T25">[34] S 107 S [LENGTH --]</text:span></text:p>
      <text:p text:style-name="P6"><text:span text:style-name="T25">[35] T 108 S [ПЕРЕЗАПИСЬ LENGTH]</text:span></text:p>
      <text:p text:style-name="P6"><text:span text:style-name="T25"/></text:p>
      <text:p text:style-name="P6"><text:span text:style-name="T25">[36] T 0 S [ACC = 0]</text:span></text:p>
      <text:p text:style-name="P6"><text:span text:style-name="T25">[37] A 109 S [АДРЕС ПЕРВОГО ЭЛЕМЕНТА]</text:span></text:p>
      <text:p text:style-name="P6"><text:span text:style-name="T25">[38] U 4 S [ЗАПИСЫВАЕМ В 4 ЯЧЕЙКУ ДЛЯ ПЕРВОЙ ПЕРЕМЕННОЙ]</text:span></text:p>
      <text:p text:style-name="P6"><text:span text:style-name="T25">[39] T 5 S [ДЛЯ ВТОРОЙ ПЕРЕМЕННОЙ]</text:span></text:p>
      <text:p text:style-name="P6"><text:span text:style-name="T25"/></text:p>
      <text:p text:style-name="P6"><text:span text:style-name="T25">[40] A 106 S [0]</text:span></text:p>
      <text:p text:style-name="P6"><text:span text:style-name="T25">[41] T 6 S [I = 0]</text:span></text:p>
      <text:p text:style-name="P6"><text:span text:style-name="T25"/></text:p>
      <text:p text:style-name="P6"><text:span text:style-name="T25">[42] A 106 S [0]</text:span></text:p>
      <text:p text:style-name="P6"><text:span text:style-name="T25">[43] S 108 S [-LENGHT]</text:span></text:p>
      <text:p text:style-name="P6"><text:span text:style-name="T25">[44] E 103 S [&gt;=0 ЗАКОНЧИЛИ ПРОХОД МАССИВА - ВЫХОД]</text:span></text:p>
      <text:p text:style-name="P6"><text:span text:style-name="T25"/></text:p>
      <text:p text:style-name="P6"><text:span text:style-name="T25">[45] T 0 S [ACC = 0]</text:span></text:p>
      <text:p text:style-name="P6"><text:span text:style-name="T25">[46] A 4 S [АДРЕС ПЕРВОГО ЭЛЕМЕНТА]</text:span></text:p>
      <text:p text:style-name="P6"><text:span text:style-name="T25">[47] L 0 L [СДВИГ НА РАЗРЯД ВЛЕВО]</text:span></text:p>
      <text:p text:style-name="P6"><text:span text:style-name="T25">[48] A 105 S [ЗАГРУЖАЕМ КОМАНДУ A 0 S]</text:span></text:p>
      <text:p text:style-name="P6"><text:span text:style-name="T25">[49] T 50 S [ЗАПИСЫВАЕМ ЕЁ В ЯЧЕЙКУ 50]</text:span></text:p>
      <text:p text:style-name="P6"><text:span text:style-name="T25">[50] A 0 S [СЧИТЫВАЕМ ПЕРВЫЙ ЭЛЕМЕНТ МАССИВА]</text:span></text:p>
      <text:p text:style-name="P6"><text:span text:style-name="T25">[51] T 1 S [ЗАПИСЫВАЕМ В ПЕРВУЮ ЯЧЕЙКУ]</text:span></text:p>
      <text:p text:style-name="P6"><text:span text:style-name="T25"/></text:p>
      <text:p text:style-name="P6"><text:span text:style-name="T25">[52] T 0 S [ACC = 0]</text:span></text:p>
      <text:p text:style-name="P6"><text:span text:style-name="T25">[53] A 6 S [I]</text:span></text:p>
      <text:p text:style-name="P6"><text:span text:style-name="T25">[54] A 107 S [I ++]</text:span></text:p>
      <text:p text:style-name="P6"><text:span text:style-name="T25">[55] T 6 S [ПЕРЕЗАПИСЬ I]</text:span></text:p>
      <text:p text:style-name="P6"><text:span text:style-name="T25"/></text:p>
      <text:p text:style-name="P6"><text:span text:style-name="T25">[56] A 5 S [СЧИТЫВАЕМ АДРЕС ПЕРВОГО СРАВНИВАЕМОГО ЧИСЛА]</text:span></text:p>
      <text:p text:style-name="P6"><text:span text:style-name="T25">[57] A 107 S [+1]</text:span></text:p>
      <text:p text:style-name="P6"><text:span text:style-name="T25">[58] U 5 S [ПЕРЕЗАПИСЫВАЕМ АДРЕС ВТОРОГО ЧИСЛА И ОСТАВЛЯЕМ В ACC]</text:span></text:p>
      <text:p text:style-name="P6"><text:span text:style-name="T25">[59] L 0 L [СДВИГ НА РАЗРЯД ВЛЕВО]</text:span></text:p>
      <text:p text:style-name="P6"><text:span text:style-name="T25">[60] A 105 S [ЗАГРУЖАЕМ КОМАНДУ A 0 S]</text:span></text:p>
      <text:p text:style-name="P6"><text:span text:style-name="T25">[61] T 62 S [ЗАПИСЫВАЕМ ЕЁ В ЯЧЕЙКУ 62]</text:span></text:p>
      <text:p text:style-name="P6"><text:span text:style-name="T25">[62] A 0 S [СЧИТЫВАЕМ ВТОРОЙ ЭЛЕМЕНТ МАССИВА]</text:span></text:p>
      <text:p text:style-name="P6"><text:span text:style-name="T25">[63] T 2 S [ЗАПИСЫВЕМ ВО ВТОРУЮ ЯЧЕЙКУ]</text:span></text:p>
      <text:p text:style-name="P6"><text:span text:style-name="T25"/></text:p>
      <text:p text:style-name="P6"><text:span text:style-name="T25">[64] A 6 S [I]</text:span></text:p>
      <text:p text:style-name="P6"><text:span text:style-name="T25">[65] S 108 S [I - LENGTH]</text:span></text:p>
      <text:p text:style-name="P6"><text:span text:style-name="T25">[66] E 79 S [&gt;=0 МЫ СРАВНИВАЕМ С ПОСЛЕДНИМ ЭЛЕМЕНТОМ МАССИВА, ПЕРЕЙТИ К SWAP,</text:span></text:p>
      <text:p text:style-name="P6"><text:span text:style-name="T25"><text:s text:c="13"/>ИНАЧЕ ПРОДОЛЖАТЬ]</text:span></text:p>
      <text:p text:style-name="P6"><text:span text:style-name="T25"/></text:p>
      <text:p text:style-name="P6"><text:span text:style-name="T25">[67] T 0 S [ACC = 0]</text:span></text:p>
      <text:p text:style-name="P6"><text:soft-page-break/><text:span text:style-name="T25">[68] A 1 S [СЧИТАЛИ ПЕРВУЮ ПЕРЕМЕННУЮ]</text:span></text:p>
      <text:p text:style-name="P6"><text:span text:style-name="T25">[69] S 2 S [ВЫЧЛИ ВТОРУЮ ПЕРЕМЕННУЮ]</text:span></text:p>
      <text:p text:style-name="P6"><text:span text:style-name="T25">[70] E 52 S [&gt;=0 ЭТО НЕ ПОСЛЕДНИЙ ЭЛЕМЕНТ МАССИВА И ОН МЕНЬШЕ ПРЕДЫДУЩЕГО,</text:span></text:p>
      <text:p text:style-name="P6"><text:span text:style-name="T25"><text:s text:c="13"/>МЕНЯТЬ НЕ НУЖНО]</text:span></text:p>
      <text:p text:style-name="P6"><text:span text:style-name="T25"/></text:p>
      <text:p text:style-name="P6"><text:span text:style-name="T25">[71] T 0 S [ACC = 0]</text:span></text:p>
      <text:p text:style-name="P6"><text:span text:style-name="T25">[72] A 2 S [СЧИТЫВАЕМ ВТОРУЮ ПЕРЕМЕННУЮ]</text:span></text:p>
      <text:p text:style-name="P6"><text:span text:style-name="T25">[73] T 1 S [ЗАПИСЫВАЕМ В ЯЧЕЙКУ ДЛЯ ПЕРВОЙ ПЕРЕМЕННОЙ]</text:span></text:p>
      <text:p text:style-name="P6"><text:span text:style-name="T25">[74] A 5 S [СЧИТЫВАЕМ АДРЕС ВТОРОГО ЭЛЕМЕНТА]</text:span></text:p>
      <text:p text:style-name="P6"><text:span text:style-name="T25">[75] T 4 S [ЗАПИСЫВАЕМ В ЯЧЕЙКУ ДЛЯ АДРЕСА ПЕРВОГО]</text:span></text:p>
      <text:p text:style-name="P6"><text:span text:style-name="T25">[76] A 2 S [СЧИТАЛИ ВТОРУЮ ПЕРЕМЕННУЮ]</text:span></text:p>
      <text:p text:style-name="P6"><text:span text:style-name="T25">[77] S 2 S [ОЧИСТИЛИ ЯЧЕЙКУ ДЛЯ ВТОРОЙ ПЕРЕМЕННОЙ]</text:span></text:p>
      <text:p text:style-name="P6"><text:span text:style-name="T25">[78] E 52 S [ВОЗВРАТ В ЦИКЛ]</text:span></text:p>
      <text:p text:style-name="P6"><text:span text:style-name="T25"/></text:p>
      <text:p text:style-name="P6"><text:span text:style-name="T25">[79] T 0 S [ACC = 0]</text:span></text:p>
      <text:p text:style-name="P6"><text:span text:style-name="T25">[80] A 1 S [СЧИТАЛИ ПЕРВУЮ ПЕРЕМЕННУЮ]</text:span></text:p>
      <text:p text:style-name="P6"><text:span text:style-name="T25">[81] S 2 S [ВЫЧЛИ ВТОРУЮ ПЕРЕМЕННУЮ]</text:span></text:p>
      <text:p text:style-name="P6"><text:span text:style-name="T25">[82] G 96 S [&lt;0 ЕСЛИ ВТОРАЯ ПЕРЕМЕННАЯ БОЛЬШЕ ПЕРВОЙ, ТО ПОСЛЕДНИЙ ЭЛЕМЕНТ</text:span></text:p>
      <text:p text:style-name="P6"><text:span text:style-name="T25"><text:s text:c="16"/>НА ДАННЫЙ МОМЕНТ НЕ НУЖДАЕТСЯ В ПЕРЕСТАНОВКЕ, ПРОДЛЖАЕМ ЦИКЛ]</text:span></text:p>
      <text:p text:style-name="P6"><text:span text:style-name="T25"/></text:p>
      <text:p text:style-name="P6"><text:span text:style-name="T25">[83] T 0 S [ACC = 0]</text:span></text:p>
      <text:p text:style-name="P6"><text:span text:style-name="T25">[84] A 4 S [СЧИТЫВАЕМ АДРЕС ПЕРВОГО ЧИСЛА]</text:span></text:p>
      <text:p text:style-name="P6"><text:span text:style-name="T25">[85] L 0 L [СДВИГ НА РАЗРЯД ВЛЕВО]</text:span></text:p>
      <text:p text:style-name="P6"><text:span text:style-name="T25">[86] A 104 S [ЗАГРУЖАЕМ КОМАНДУ T 0 S]</text:span></text:p>
      <text:p text:style-name="P6"><text:span text:style-name="T25">[87] T 89 S [ЗАПИСЫВАЕМ ЕЁ В ЯЧЕЙКУ 89]</text:span></text:p>
      <text:p text:style-name="P6"><text:span text:style-name="T25">[88] A 2 S [СЧИТЫВАЕМ ВТОРОЕ ЧИСЛО]</text:span></text:p>
      <text:p text:style-name="P6"><text:span text:style-name="T25">[89] T 0 S [ЗАПИСЫВАЕМ НА ЕГО МЕТСТО ПЕРВОГО ЧИСЛА]</text:span></text:p>
      <text:p text:style-name="P6"><text:span text:style-name="T25">[90] A 5 S [СЧИТЫВАЕМ АДРЕС ВТОРОГО ЧИСЛА]</text:span></text:p>
      <text:p text:style-name="P6"><text:span text:style-name="T25">[91] L 0 L [СДВИГ НА РАЗРЯД ВЛЕВО]</text:span></text:p>
      <text:p text:style-name="P6"><text:span text:style-name="T25">[92] A 104 S [ЗАГРУЖАЕМ КОМАНДУ T 0 S]</text:span></text:p>
      <text:p text:style-name="P6"><text:span text:style-name="T25">[93] T 95 S [ЗАПИСЫВАЕМ ЕЁ В ЯЧЕЙКУ 95]</text:span></text:p>
      <text:p text:style-name="P6"><text:span text:style-name="T25">[94] A 1 S [СЧИТЫВАЕМ ПЕРВОЕ ЧИСЛО]</text:span></text:p>
      <text:p text:style-name="P6"><text:span text:style-name="T25">[95] T 0 S [ЗАПИСЫВАЕМ НА ЕГО МЕСТО ВТОРОГО ЧИСЛА]</text:span></text:p>
      <text:p text:style-name="P6"><text:span text:style-name="T25"/></text:p>
      <text:p text:style-name="P6"><text:span text:style-name="T25">[96] T 0 S [ACC = 0]</text:span></text:p>
      <text:p text:style-name="P6"><text:span text:style-name="T25">[97] A 108 S [LENGTH]</text:span></text:p>
      <text:p text:style-name="P6"><text:span text:style-name="T25">[98] S 107 S [LENGTH --]</text:span></text:p>
      <text:p text:style-name="P6"><text:span text:style-name="T25">[99]T 108 S [ПЕРЕЗАПИСЬ LENGHT]</text:span></text:p>
      <text:p text:style-name="P6"><text:span text:style-name="T25"/></text:p>
      <text:p text:style-name="P6"><text:span text:style-name="T25">[100] A 106 S [0]</text:span></text:p>
      <text:p text:style-name="P6"><text:span text:style-name="T25">[101] S 108 S [- LENGTH]</text:span></text:p>
      <text:p text:style-name="P6"><text:span text:style-name="T25">[102] G 36 S [&lt;0 ПРОВЕРКА НА КОЛИЧЕСТВО ПРОЙДЕННЫЙ ЭЛЕМЕНТОВ]</text:span></text:p>
      <text:p text:style-name="P6"><text:span text:style-name="T25">[103] Z 0 S [КОНЕЦ]</text:span></text:p>
      <text:p text:style-name="P6"><text:span text:style-name="T25"/></text:p>
      <text:p text:style-name="P6"><text:span text:style-name="T25">[104] T 0 S [КОМАНДА ЗАПИСИ ЗНАЧЕНИЯ В ЯЧЕЙКУ ПО АДРЕСУ]</text:span></text:p>
      <text:p text:style-name="P6"><text:span text:style-name="T25">[105] A 0 S [КОМАНДА ЧТЕНИЯ ЗНАЧЕНИЯ ИЗ ЯЧЕЙКИ ПО АДРЕСУ]</text:span></text:p>
      <text:p text:style-name="P8"><text:span text:style-name="T27"/></text:p>
      <text:p text:style-name="P6"><text:span text:style-name="T25">[106] P 0 S [0]</text:span></text:p>
      <text:p text:style-name="P6"><text:span text:style-name="T25">[107] P 0 L [1]</text:span></text:p>
      <text:p text:style-name="P6"><text:soft-page-break/><text:span text:style-name="T25">[108] P 2 S [LENGTH = 4]</text:span></text:p>
      <text:p text:style-name="P6"><text:span text:style-name="T25">[109] P 55 S [АДРЕС ПЕРВОГО ЭЛЕМЕНТА МАССИВА]</text:span></text:p>
      <text:p text:style-name="P6"><text:span text:style-name="T25"/></text:p>
      <text:p text:style-name="P6"><text:span text:style-name="T25">[110] P 22 L [45]</text:span></text:p>
      <text:p text:style-name="P6"><text:span text:style-name="T25">[111] P 9 S [18]</text:span></text:p>
      <text:p text:style-name="P6"><text:span text:style-name="T25">[112] P 45 S [90]</text:span></text:p>
      <text:p text:style-name="P6"><text:span text:style-name="T25">[113] P 37 S [74]</text:span></text:p>
      <text:p text:style-name="P6"><text:span text:style-name="T25"><text:tab/></text:span></text:p>
      <text:p text:style-name="P11"><text:span text:style-name="T25">Размер массива — </text:span><text:span text:style-name="T11">[108]</text:span></text:p>
      <text:p text:style-name="P9"><text:span text:style-name="T13">Адрес массива</text:span><text:span text:style-name="T11"> – задаётся на 109 адресе, указывается адрес нулевой ячейки массива:</text:span></text:p>
      <text:p text:style-name="P9"><text:span text:style-name="T13">Массив – начинается с 110 <text:s/>адреса, можно задавать разные числа, добавлять новые или убирать данные (но также изменять и размер массива в соответствии с правилами).</text:span></text:p>
      <text:p text:style-name="P12"><text:span text:style-name="T11">Результаты программы:</text:span></text:p>
      <text:p text:style-name="P10"><text:span text:style-name="T11">Массив: </text:span></text:p>
      <text:p text:style-name="P10"><text:span text:style-name="T11">[110] P 22 L [45]</text:span></text:p>
      <text:p text:style-name="P10"><text:span text:style-name="T11">[111] P 9 S [18]</text:span></text:p>
      <text:p text:style-name="P10"><text:span text:style-name="T11">[112] P 45 S [90]</text:span></text:p>
      <text:p text:style-name="P10"><text:span text:style-name="T11">[113] P 37 S [74]</text:span></text:p>
      <text:p text:style-name="P10"><text:span text:style-name="T11">Результат:</text:span></text:p>
      <text:p text:style-name="P10"><draw:frame draw:style-name="fr1" draw:name="Изображение1" text:anchor-type="char" svg:x="0.004cm" svg:y="0.041cm" svg:width="11.802cm" svg:height="0.556cm" draw:z-index="0"><draw:image xlink:href="Pictures/10000001000001BE0000001541D1F73C8D4D6AAB.png" xlink:type="simple" xlink:show="embed" xlink:actuate="onLoad" draw:mime-type="image/png"/></draw:frame><text:span text:style-name="T11"/></text:p>
      <text:p text:style-name="P10"><text:span text:style-name="T11"/></text:p>
      <text:p text:style-name="P10"><draw:frame draw:style-name="fr1" draw:name="Изображение2" text:anchor-type="char" svg:x="-0.109cm" svg:y="0cm" svg:width="11.894cm" svg:height="0.609cm" draw:z-index="1"><draw:image xlink:href="Pictures/10000001000001FD00000017E10F15758897E5DE.png" xlink:type="simple" xlink:show="embed" xlink:actuate="onLoad" draw:mime-type="image/png"/></draw:frame><text:span text:style-name="T11"/></text:p>
      <text:p text:style-name="P10"><text:span text:style-name="T11"/></text:p>
      <text:p text:style-name="P10"><draw:frame draw:style-name="fr1" draw:name="Изображение3" text:anchor-type="char" svg:x="-0.048cm" svg:y="0.03cm" svg:width="11.853cm" svg:height="0.582cm" draw:z-index="2"><draw:image xlink:href="Pictures/10000001000001C00000001699C59D8274F92EF3.png" xlink:type="simple" xlink:show="embed" xlink:actuate="onLoad" draw:mime-type="image/png"/></draw:frame><text:span text:style-name="T11"/></text:p>
      <text:p text:style-name="P10"><text:span text:style-name="T11"/></text:p>
      <text:p text:style-name="P10"><draw:frame draw:style-name="fr1" draw:name="Изображение4" text:anchor-type="char" svg:x="-0.097cm" svg:y="0cm" svg:width="12.437cm" svg:height="0.582cm" draw:z-index="3"><draw:image xlink:href="Pictures/10000001000001D600000016925647181015952E.png" xlink:type="simple" xlink:show="embed" xlink:actuate="onLoad" draw:mime-type="image/png"/></draw:frame><text:span text:style-name="T11"/></text:p>
      <text:p text:style-name="P10"><text:span text:style-name="T11"/></text:p>
      <text:p text:style-name="P10"><text:span text:style-name="T11">Полученный массив – {</text:span><text:span text:style-name="T12">18, 45, 74, 90</text:span><text:span text:style-name="T11">}. Адреса значений отсортированного массива совпадают с исходными. Результат успешен.</text:span></text:p>
      <text:p text:style-name="P10"><text:span text:style-name="T11"/></text:p>
      <text:p text:style-name="P5"><text:span text:style-name="T14">Initial Orders 2</text:span></text:p>
      <text:p text:style-name="P7"><text:span text:style-name="T11">[Сортировка обменом массива чисел in-place. 110-113]</text:span></text:p>
      <text:p text:style-name="P7"><text:span text:style-name="T11"><text:s/>T 130 K</text:span></text:p>
      <text:p text:style-name="P7"><text:span text:style-name="T11"><text:s text:c="3"/>GK</text:span></text:p>
      <text:p text:style-name="P7"><text:span text:style-name="T11">[0]A 3 F</text:span></text:p>
      <text:p text:style-name="P7"><text:span text:style-name="T11">[1]T 72 @</text:span></text:p>
      <text:p text:style-name="P7"><text:span text:style-name="T11">[2]A 108 F <text:s/>[LENGTH]</text:span></text:p>
      <text:p text:style-name="P7"><text:span text:style-name="T11">[3]S 107 F <text:s/>[LENGTH --]</text:span></text:p>
      <text:p text:style-name="P7"><text:span text:style-name="T11">[4]T 108 F <text:s/>[ПЕРЕЗАПИСЬ LENGTH]</text:span></text:p>
      <text:p text:style-name="P7"><text:span text:style-name="T11"/></text:p>
      <text:p text:style-name="P7"><text:span text:style-name="T11">[5]T 0 F <text:s text:c="3"/>[ACC = 0]</text:span></text:p>
      <text:p text:style-name="P7"><text:span text:style-name="T11">[6]A 109 F <text:s/>[АДРЕС ПЕРВОГО ЭЛЕМЕНТА]</text:span></text:p>
      <text:p text:style-name="P7"><text:span text:style-name="T11">[7]U 4 F <text:s text:c="3"/>[ЗАПИСЫВАЕМ В 4 ЯЧЕЙКУ ДЛЯ ПЕРВОЙ ПЕРЕМЕННОЙ]</text:span></text:p>
      <text:p text:style-name="P7"><text:span text:style-name="T11">[8]T 5 F <text:s text:c="3"/>[ДЛЯ ВТОРОЙ ПЕРЕМЕННОЙ]</text:span></text:p>
      <text:p text:style-name="P7"><text:span text:style-name="T11"/></text:p>
      <text:p text:style-name="P7"><text:span text:style-name="T11">[9]A 106 F <text:s/>[0]</text:span></text:p>
      <text:p text:style-name="P7"><text:span text:style-name="T11">[10]T 6 F <text:s text:c="2"/>[I = 0]</text:span></text:p>
      <text:p text:style-name="P7"><text:span text:style-name="T11"/></text:p>
      <text:p text:style-name="P7"><text:span text:style-name="T11">[11]A 106 F [0]</text:span></text:p>
      <text:p text:style-name="P7"><text:span text:style-name="T11">[12]S 108 F [-LENGTH]</text:span></text:p>
      <text:p text:style-name="P7"><text:span text:style-name="T11">[13]E 72 @ <text:s/>[&gt;=0 ЗАКОНЧИЛИ ПРОХОД МАССИВА - ВЫХОД]</text:span></text:p>
      <text:p text:style-name="P7"><text:span text:style-name="T11"/></text:p>
      <text:p text:style-name="P7"><text:soft-page-break/><text:span text:style-name="T11">[14]T 0 F <text:s text:c="2"/>[ACC = 0]</text:span></text:p>
      <text:p text:style-name="P7"><text:span text:style-name="T11">[15]A 4 F <text:s text:c="2"/>[АДРЕС ПЕРВОГО ЭЛЕМЕНТА]</text:span></text:p>
      <text:p text:style-name="P7"><text:span text:style-name="T11">[16]L 0 D <text:s text:c="2"/>[СДВИГ НА РАЗРЯД ВЛЕВО]</text:span></text:p>
      <text:p text:style-name="P7"><text:span text:style-name="T11">[17]A 105 F [ЗАГРУЖАЕМ КОМАНДУ A 0 S]</text:span></text:p>
      <text:p text:style-name="P7"><text:span text:style-name="T11">[18]T 19 @ <text:s/>[ЗАПИСЫВАЕМ ЕЁ В ЯЧЕЙКУ 19]</text:span></text:p>
      <text:p text:style-name="P7"><text:span text:style-name="T11">[19]A 0 F <text:s text:c="2"/>[СЧИТЫВАЕМ ПЕРВЫЙ ЭЛЕМЕНТ МАССИВА]</text:span></text:p>
      <text:p text:style-name="P7"><text:span text:style-name="T11">[20]T 1 F <text:s text:c="2"/>[ЗАПИСЫВАЕМ В ПЕРВУЮ ЯЧЕЙКУ]</text:span></text:p>
      <text:p text:style-name="P7"><text:span text:style-name="T11"/></text:p>
      <text:p text:style-name="P7"><text:span text:style-name="T11">[21]T 0 F <text:s text:c="2"/>[ACC = 0]</text:span></text:p>
      <text:p text:style-name="P7"><text:span text:style-name="T11">[22]A 6 F <text:s text:c="2"/>[I]</text:span></text:p>
      <text:p text:style-name="P7"><text:span text:style-name="T11">[23]A 107 F [I ++]</text:span></text:p>
      <text:p text:style-name="P7"><text:span text:style-name="T11">[24]T 6 F <text:s text:c="2"/>[ПЕРЕЗАПИСЬ I]</text:span></text:p>
      <text:p text:style-name="P7"><text:span text:style-name="T11"/></text:p>
      <text:p text:style-name="P7"><text:span text:style-name="T11">[25]A 5 F <text:s text:c="2"/>[СЧИТЫВАЕМ АДРЕС ПЕРВОГО СРАВНИВАЕМОГО ЧИСЛАла]</text:span></text:p>
      <text:p text:style-name="P7"><text:span text:style-name="T11">[26]A 107 F [+1]</text:span></text:p>
      <text:p text:style-name="P7"><text:span text:style-name="T11">[27]U 5 F <text:s text:c="2"/>[ПЕРЕЗАПИСЫВАЕМ АДРЕС ВТОРОГО ЧИСЛА И ОСТАВЛЯЕМ В ACC]</text:span></text:p>
      <text:p text:style-name="P7"><text:span text:style-name="T11">[28]L 0 D <text:s text:c="2"/>[СДВИГ НА РАЗРЯД ВЛЕВО]</text:span></text:p>
      <text:p text:style-name="P7"><text:span text:style-name="T11">[29]A 105 F [ЗАГРУЖАЕМ КОМАНДУ A 0 S]</text:span></text:p>
      <text:p text:style-name="P7"><text:span text:style-name="T11">[30]T 31 @ <text:s/>[ЗАПИСЫВАЕМ ЕЁ В ЯЧЕЙКУ 31]</text:span></text:p>
      <text:p text:style-name="P7"><text:span text:style-name="T11">[31]A 0 F <text:s text:c="2"/>[СЧИТЫВАЕМ ВТОРОЙ ЭЛЕМЕНТ МАССИВА]</text:span></text:p>
      <text:p text:style-name="P7"><text:span text:style-name="T11">[32]T 2 F <text:s text:c="2"/>[ЗАПИСЫВЕМ ВО ВТОРУЮ ЯЧЕЙКУ]</text:span></text:p>
      <text:p text:style-name="P7"><text:span text:style-name="T11"/></text:p>
      <text:p text:style-name="P7"><text:span text:style-name="T11">[33]A 6 F <text:s text:c="2"/>[I]</text:span></text:p>
      <text:p text:style-name="P7"><text:span text:style-name="T11">[34]S 108 F [I - LENGTH]</text:span></text:p>
      <text:p text:style-name="P7"><text:span text:style-name="T11">[35]E 52 @ <text:s/>[&gt;=0 МЫ СРАВНИВАЕМ С ПОСЛЕДНИМ ЭЛЕМЕНТОМ МАССИВА, ПЕРЕЙТИ К SWAP,</text:span></text:p>
      <text:p text:style-name="P7"><text:span text:style-name="T11"><text:s text:c="13"/>ИНАЧЕ ПРОДОЛЖАТЬ]</text:span></text:p>
      <text:p text:style-name="P7"><text:span text:style-name="T11"/></text:p>
      <text:p text:style-name="P7"><text:span text:style-name="T11">[36]T 0 F <text:s text:c="2"/>[ACC = 0]</text:span></text:p>
      <text:p text:style-name="P7"><text:span text:style-name="T11">[37]A 1 F <text:s text:c="2"/>[СЧИТАЛИ ПЕРВУЮ ПЕРЕМЕННУЮ]</text:span></text:p>
      <text:p text:style-name="P7"><text:span text:style-name="T11">[38]S 2 F <text:s text:c="2"/>[ВЫЧЛИ ВТОРУЮ ПЕРЕМЕННУЮ]</text:span></text:p>
      <text:p text:style-name="P7"><text:span text:style-name="T11">[39]E 21 @ <text:s/>[&gt;=0 ЭТО НЕ ПОСЛЕДНИЙ ЭЛЕМЕНТ МАССИВА И ОН МЕНЬШЕ ПРЕДЫДУЩЕГО,</text:span></text:p>
      <text:p text:style-name="P7"><text:span text:style-name="T11"><text:s text:c="13"/>МЕНЯТЬ НЕ НУЖНО]</text:span></text:p>
      <text:p text:style-name="P7"><text:span text:style-name="T11"/></text:p>
      <text:p text:style-name="P7"><text:span text:style-name="T11">[40]T 0 F <text:s text:c="2"/>[ACC = 0]</text:span></text:p>
      <text:p text:style-name="P7"><text:span text:style-name="T11">[41]A 2 F <text:s text:c="2"/>[СЧИТЫВАЕМ ВТОРУЮ ПЕРЕМЕННУЮ]</text:span></text:p>
      <text:p text:style-name="P7"><text:span text:style-name="T11">[42]T 1 F <text:s text:c="2"/>[ЗАПИСЫВАЕМ В ЯЧЕЙКУ ДЛЯ ПЕРВОЙ ПЕРЕМЕННОЙ]</text:span></text:p>
      <text:p text:style-name="P7"><text:span text:style-name="T11">[43]A 5 F <text:s text:c="2"/>[ЗАПИСЫВАЕМ В ЯЧЕЙКУ ДЛЯ АДРЕСА ПЕРВОГО]</text:span></text:p>
      <text:p text:style-name="P7"><text:span text:style-name="T11">[44]T 4 F <text:s text:c="2"/>[ЗАПИСЫВАЕМ В ЯЧЕЙКУ ДЛЯ АДРЕСА ПЕРВОГО]</text:span></text:p>
      <text:p text:style-name="P7"><text:span text:style-name="T11">[45]A 2 F <text:s text:c="2"/>[СЧИТАЛИ ВТОРУЮ ПЕРЕМЕННУЮ]</text:span></text:p>
      <text:p text:style-name="P7"><text:span text:style-name="T11">[46]S 2 F <text:s text:c="2"/>[ОЧИСТИЛИ ЯЧЕЙКУ ДЛЯ ВТОРОЙ ПЕРЕМЕННОЙ]</text:span></text:p>
      <text:p text:style-name="P7"><text:span text:style-name="T11">[47]E 21 @ <text:s/>[ВОЗВРАТ В ЦИКЛ]</text:span></text:p>
      <text:p text:style-name="P7"><text:span text:style-name="T11"/></text:p>
      <text:p text:style-name="P7"><text:span text:style-name="T11">[48]T 0 F <text:s text:c="2"/>[ACC = 0]</text:span></text:p>
      <text:p text:style-name="P7"><text:span text:style-name="T11">[49]A 1 F <text:s text:c="2"/>[СЧИТАЛИ ПЕРВУЮ ПЕРЕМЕННУЮ]</text:span></text:p>
      <text:p text:style-name="P7"><text:span text:style-name="T11">[50]S 2 F <text:s text:c="2"/>[ВЫЧЛИ ВТОРУЮ ПЕРЕМЕННУЮ]</text:span></text:p>
      <text:p text:style-name="P7"><text:span text:style-name="T11">[51]G 65 @ <text:s/>[&lt;0 ЕСЛИ ВТОРАЯ ПЕРЕМЕННАЯ БОЛЬШЕ ПЕРВОЙ, ТО ПОСЛЕДНИЙ ЭЛЕМЕНТ</text:span></text:p>
      <text:p text:style-name="P7"><text:span text:style-name="T11"><text:s text:c="16"/>НА ДАННЫЙ МОМЕНТ НЕ НУЖДАЕТСЯ В ПЕРЕСТАНОВКЕ, ПРОДЛЖАЕМ ЦИКЛ]</text:span></text:p>
      <text:p text:style-name="P7"><text:span text:style-name="T11"/></text:p>
      <text:p text:style-name="P7"><text:soft-page-break/><text:span text:style-name="T11">[52]T 0 F <text:s text:c="2"/>[ACC = 0]</text:span></text:p>
      <text:p text:style-name="P7"><text:span text:style-name="T11">[53]A 4 F <text:s text:c="2"/>[СЧИТЫВАЕМ АДРЕС ПЕРВОГО ЧИСЛА]</text:span></text:p>
      <text:p text:style-name="P7"><text:span text:style-name="T11">[54]L 0 D <text:s text:c="2"/>[СДВИГ НА РАЗРЯД ВЛЕВО]</text:span></text:p>
      <text:p text:style-name="P7"><text:span text:style-name="T11">[55]A 104 F [ЗАГРУЖАЕМ КОМАНДУ T 0 S]</text:span></text:p>
      <text:p text:style-name="P7"><text:span text:style-name="T11">[56]T 58 @ <text:s/>[ЗАПИСЫВАЕМ ЕЁ В ЯЧЕЙКУ 58]</text:span></text:p>
      <text:p text:style-name="P7"><text:span text:style-name="T11">[57]A 2 F <text:s text:c="2"/>[СЧИТЫВАЕМ ВТОРОЕ ЧИСЛО]</text:span></text:p>
      <text:p text:style-name="P7"><text:span text:style-name="T11">[58]T 0 F <text:s text:c="2"/>[ЗАПИСЫВАЕМ НА ЕГО МЕТСТО ПЕРВОГО ЧИСЛА]</text:span></text:p>
      <text:p text:style-name="P7"><text:span text:style-name="T11">[59]A 5 F <text:s text:c="2"/>[СЧИТЫВАЕМ АДРЕС ВТОРОГО ЧИСЛА]</text:span></text:p>
      <text:p text:style-name="P7"><text:span text:style-name="T11">[60]L 0 D <text:s text:c="2"/>[СДВИГ НА РАЗРЯД ВЛЕВО]</text:span></text:p>
      <text:p text:style-name="P7"><text:span text:style-name="T11">[61]A 104 F [ЗАГРУЖАЕМ КОМАНДУ T 0 S]</text:span></text:p>
      <text:p text:style-name="P7"><text:span text:style-name="T11">[62]T 64 @ <text:s/>[ЗАПИСЫВАЕМ ЕЁ В ЯЧЕЙКУ 64]</text:span></text:p>
      <text:p text:style-name="P7"><text:span text:style-name="T11">[63]A 1 F <text:s text:c="2"/>[СЧИТЫВАЕМ ПЕРВОЕ ЧИСЛО]</text:span></text:p>
      <text:p text:style-name="P7"><text:span text:style-name="T11">[64]T 0 F <text:s text:c="2"/>[ЗАПИСЫВАЕМ НА ЕГО МЕСТО ВТОРОГО ЧИСЛА]</text:span></text:p>
      <text:p text:style-name="P7"><text:span text:style-name="T11"/></text:p>
      <text:p text:style-name="P7"><text:span text:style-name="T11">[65]T 0 F <text:s text:c="2"/>[ACC = 0]</text:span></text:p>
      <text:p text:style-name="P7"><text:span text:style-name="T11">[66]A 108 F [LENGTH]</text:span></text:p>
      <text:p text:style-name="P7"><text:span text:style-name="T11">[67]S 107 F [LENTH --]</text:span></text:p>
      <text:p text:style-name="P7"><text:span text:style-name="T11">[68]T 108 F [ПЕРЕЗАПИСЬ LENGHT]</text:span></text:p>
      <text:p text:style-name="P7"><text:span text:style-name="T11"/></text:p>
      <text:p text:style-name="P7"><text:span text:style-name="T11">[69]A 106 F [0]</text:span></text:p>
      <text:p text:style-name="P7"><text:span text:style-name="T11">[70]S 108 F [-LENGTH]</text:span></text:p>
      <text:p text:style-name="P7"><text:span text:style-name="T11">[71]G 5 @ <text:s text:c="2"/>[&lt;0 ПРОВЕРКА НА КОЛИЧЕСТВО ПРОЙДЕННЫЙ ЭЛЕМЕНТОВ]</text:span></text:p>
      <text:p text:style-name="P7"><text:span text:style-name="T11">[72]Z 0 F <text:s text:c="2"/>[КОНЕЦ]</text:span></text:p>
      <text:p text:style-name="P7"><text:span text:style-name="T11"/></text:p>
      <text:p text:style-name="P7"><text:span text:style-name="T11">T 101 K</text:span></text:p>
      <text:p text:style-name="P7"><text:span text:style-name="T11">GK</text:span></text:p>
      <text:p text:style-name="P7"><text:span text:style-name="T11">[0:]T 0 F</text:span></text:p>
      <text:p text:style-name="P7"><text:span text:style-name="T11">[1:]A 2 @</text:span></text:p>
      <text:p text:style-name="P7"><text:span text:style-name="T11">[2:]G 130 F</text:span></text:p>
      <text:p text:style-name="P7"><text:span text:style-name="T11"/></text:p>
      <text:p text:style-name="P7"><text:span text:style-name="T11">[3:]T 0 F <text:s/>[КОМАНДА ЗАПИСИ ЗНАЧЕНИЯ В ЯЧЕЙКУ ПО АДРЕСУ]</text:span></text:p>
      <text:p text:style-name="P7"><text:span text:style-name="T11">[4:]A 0 F <text:s/>[КОМАНДА ЧТЕНИЯ ЗНАЧЕНИЯ ИЗ ЯЧЕЙКИ ПО АДРЕСУ]</text:span></text:p>
      <text:p text:style-name="P7"><text:span text:style-name="T11"/></text:p>
      <text:p text:style-name="P7"><text:span text:style-name="T11">[5:]P 0 F <text:s/>[0]</text:span></text:p>
      <text:p text:style-name="P7"><text:span text:style-name="T11">[6:]P 0 D <text:s/>[1]</text:span></text:p>
      <text:p text:style-name="P7"><text:span text:style-name="T11">[7:]P 2 F <text:s/>[LENGTH = 4]</text:span></text:p>
      <text:p text:style-name="P7"><text:span text:style-name="T11">[8:]P 55 F [АДРЕС ПЕРВОГО ЭЛЕМЕНТА МАССИВА]</text:span></text:p>
      <text:p text:style-name="P7"><text:span text:style-name="T11"/></text:p>
      <text:p text:style-name="P7"><text:span text:style-name="T11">[9:] P 6 D [13]</text:span></text:p>
      <text:p text:style-name="P7"><text:span text:style-name="T11">[10:]P 4 F [8]</text:span></text:p>
      <text:p text:style-name="P7"><text:span text:style-name="T11">[11:]P 0 F [0]</text:span></text:p>
      <text:p text:style-name="P7"><text:span text:style-name="T11">[12:]P 1 F [2]</text:span></text:p>
      <text:p text:style-name="P7"><text:span text:style-name="T11"/></text:p>
      <text:p text:style-name="P7"><text:span text:style-name="T11">[13:]EZ PF </text:span></text:p>
      <text:p text:style-name="P7"><text:span text:style-name="T11"/></text:p>
      <text:p text:style-name="P5"><text:span text:style-name="T11">Результаты программы:</text:span></text:p>
      <text:p text:style-name="P14"><text:span text:style-name="T21">Массив: </text:span></text:p>
      <text:p text:style-name="P15"><text:span text:style-name="T21">[9:] P 6 D [13]</text:span></text:p>
      <text:p text:style-name="P15"><text:span text:style-name="T21">[10:]P 4 F [8]</text:span></text:p>
      <text:p text:style-name="P15"><text:span text:style-name="T21">[11:]P 0 F [0]</text:span></text:p>
      <text:p text:style-name="P15"><text:span text:style-name="T21">[12:]P 1 F [2]</text:span></text:p>
      <text:p text:style-name="P15"><text:span text:style-name="T21"/></text:p>
      <text:p text:style-name="P13"><text:soft-page-break/><text:span text:style-name="T21">Результат:</text:span></text:p>
      <text:p text:style-name="P13"><draw:frame draw:style-name="fr1" draw:name="Изображение5" text:anchor-type="char" svg:x="0.081cm" svg:y="0.134cm" svg:width="11.114cm" svg:height="0.582cm" draw:z-index="4"><draw:image xlink:href="Pictures/10000001000001A40000001638495549DACA5087.png" xlink:type="simple" xlink:show="embed" xlink:actuate="onLoad" draw:mime-type="image/png"/></draw:frame><text:span text:style-name="T21"/></text:p>
      <text:p text:style-name="P13"><text:span text:style-name="T21"/></text:p>
      <text:p text:style-name="P13"><draw:frame draw:style-name="fr1" draw:name="Изображение6" text:anchor-type="char" svg:x="-0.037cm" svg:y="0.062cm" svg:width="11.882cm" svg:height="0.635cm" draw:z-index="5"><draw:image xlink:href="Pictures/10000001000001C100000018B044A1A40395A1D8.png" xlink:type="simple" xlink:show="embed" xlink:actuate="onLoad" draw:mime-type="image/png"/></draw:frame><text:span text:style-name="T21"/></text:p>
      <text:p text:style-name="P13"><text:span text:style-name="T21"/></text:p>
      <text:p text:style-name="P13"><draw:frame draw:style-name="fr1" draw:name="Изображение7" text:anchor-type="char" svg:x="-0.014cm" svg:y="0.192cm" svg:width="10.821cm" svg:height="0.503cm" draw:z-index="6"><draw:image xlink:href="Pictures/100000010000019900000013204034BBB2CF66DB.png" xlink:type="simple" xlink:show="embed" xlink:actuate="onLoad" draw:mime-type="image/png"/></draw:frame><text:span text:style-name="T21"/></text:p>
      <text:p text:style-name="P13"><text:span text:style-name="T21"/></text:p>
      <text:p text:style-name="P13"><draw:frame draw:style-name="fr1" draw:name="Изображение8" text:anchor-type="char" svg:x="-0.161cm" svg:y="0.083cm" svg:width="12.173cm" svg:height="0.582cm" draw:z-index="7"><draw:image xlink:href="Pictures/10000001000001CC00000016270983E8EF51B332.png" xlink:type="simple" xlink:show="embed" xlink:actuate="onLoad" draw:mime-type="image/png"/></draw:frame><text:span text:style-name="T21"/></text:p>
      <text:p text:style-name="P13"><text:span text:style-name="T21"/></text:p>
      <text:p text:style-name="P13"><text:span text:style-name="T21"/></text:p>
      <text:p text:style-name="P13"><text:span text:style-name="T21">Полученный массив – {</text:span><text:span text:style-name="T23">0, 2, 8, 13</text:span><text:span text:style-name="T21">}. Адреса значений отсортированного массива совпадают с исходными. Результат успешен.</text:span></text:p>
      <text:p text:style-name="P13"><text:span text:style-name="T21"/></text:p>
      <text:p text:style-name="P13"><text:span text:style-name="T2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0T13:56:16.058000000</dc:date>
    <meta:editing-duration>PT28M37S</meta:editing-duration>
    <meta:editing-cycles>3</meta:editing-cycles>
    <meta:generator>LibreOffice/7.4.1.2$Windows_X86_64 LibreOffice_project/3c58a8f3a960df8bc8fd77b461821e42c061c5f0</meta:generator>
    <meta:document-statistic meta:table-count="0" meta:image-count="8" meta:object-count="0" meta:page-count="7" meta:paragraph-count="217" meta:word-count="1403" meta:character-count="7348" meta:non-whitespace-character-count="5865"/>
  </office:meta>
</office:document-meta>
</file>